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draw:fill="solid" draw:fill-color="#ff8080" draw:shadow="hidden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4" style:family="graphic" style:parent-style-name="standard">
      <style:graphic-properties draw:stroke="none" draw:fill="none" draw:textarea-vertical-align="middle" fo:min-height="1.444cm" fo:min-width="2.54cm" fo:padding-top="0.071cm" fo:padding-bottom="0.071cm" fo:padding-left="0.071cm" fo:padding-right="0.071cm"/>
      <style:paragraph-properties style:writing-mode="lr-tb"/>
    </style:style>
    <style:style style:name="gr5" style:family="graphic" style:parent-style-name="standard">
      <style:graphic-properties draw:stroke="none" draw:fill="solid" draw:fill-color="#80ff80" draw:shadow="hidden"/>
    </style:style>
    <style:style style:name="gr6" style:family="graphic" style:parent-style-name="standard">
      <style:graphic-properties draw:stroke="none" draw:fill="solid" draw:fill-color="#e6e6e6" draw:shadow="hidden"/>
    </style:style>
    <style:style style:name="gr7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9" style:family="graphic" style:parent-style-name="standard">
      <style:graphic-properties draw:stroke="none" draw:fill="none" draw:textarea-vertical-align="middle" fo:min-height="1.461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solid" draw:fill-color="#ff8080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80ff80"/>
    </style:style>
    <style:style style:name="P5" style:family="paragraph">
      <loext:graphic-properties draw:fill="solid" draw:fill-color="#e6e6e6"/>
    </style:style>
    <style:style style:name="T1" style:family="text">
      <style:text-properties fo:color="#000000" loext:opacity="100%" style:font-name="Calibri" fo:font-size="8pt" style:font-name-asian="Calibri" style:font-size-asian="8pt" style:font-name-complex="Calibr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g draw:style-name="gr1">
          <draw:g>
            <draw:polygon draw:style-name="gr2" draw:text-style-name="P1" draw:layer="layout" svg:width="2.35cm" svg:height="1.586cm" svg:x="8.75cm" svg:y="2.53cm" svg:viewBox="0 0 2351 1587" draw:points="244,1587 2107,1587 2351,813 2107,0 244,0 0,813">
              <text:p/>
            </draw:polygon>
            <draw:polygon draw:style-name="gr3" draw:text-style-name="P2" draw:layer="layout" svg:width="2.35cm" svg:height="1.586cm" svg:x="8.75cm" svg:y="2.53cm" svg:viewBox="0 0 2351 1587" draw:points="244,1587 2107,1587 2351,813 2107,0 244,0 0,813">
              <text:p/>
            </draw:polygon>
          </draw:g>
          <draw:frame draw:style-name="gr4" draw:text-style-name="P2" draw:layer="layout" svg:width="2.35cm" svg:height="1.586cm" svg:x="8.75cm" svg:y="2.53cm">
            <draw:text-box>
              <text:p text:style-name="P3"><text:span text:style-name="T1">Запрос клиента на оказание услуги</text:span></text:p>
            </draw:text-box>
          </draw:frame>
        </draw:g>
        <draw:g draw:style-name="gr1">
          <draw:g>
            <draw:polygon draw:style-name="gr5" draw:text-style-name="P4" draw:layer="layout" svg:width="2.35cm" svg:height="1.586cm" svg:x="8.75cm" svg:y="5.114cm" svg:viewBox="0 0 2351 1587" draw:points="0,1587 2351,1587 2351,0 0,0">
              <text:p/>
            </draw:polygon>
            <draw:polygon draw:style-name="gr3" draw:text-style-name="P2" draw:layer="layout" svg:width="2.35cm" svg:height="1.586cm" svg:x="8.75cm" svg:y="5.114cm" svg:viewBox="0 0 2351 1587" draw:points="0,1587 2351,1587 2351,0 0,0">
              <text:p/>
            </draw:polygon>
          </draw:g>
          <draw:frame draw:style-name="gr4" draw:text-style-name="P2" draw:layer="layout" svg:width="2.35cm" svg:height="1.586cm" svg:x="8.75cm" svg:y="5.114cm">
            <draw:text-box>
              <text:p text:style-name="P3"><text:span text:style-name="T1">Клиент оформляет заявку на услугу</text:span></text:p>
            </draw:text-box>
          </draw:frame>
        </draw:g>
        <draw:g draw:style-name="gr1">
          <draw:g>
            <draw:polygon draw:style-name="gr2" draw:text-style-name="P1" draw:layer="layout" svg:width="2.35cm" svg:height="1.586cm" svg:x="8.75cm" svg:y="7.698cm" svg:viewBox="0 0 2351 1587" draw:points="244,1587 2107,1587 2351,813 2107,0 244,0 0,813">
              <text:p/>
            </draw:polygon>
            <draw:polygon draw:style-name="gr3" draw:text-style-name="P2" draw:layer="layout" svg:width="2.35cm" svg:height="1.586cm" svg:x="8.75cm" svg:y="7.698cm" svg:viewBox="0 0 2351 1587" draw:points="244,1587 2107,1587 2351,813 2107,0 244,0 0,813">
              <text:p/>
            </draw:polygon>
          </draw:g>
          <draw:frame draw:style-name="gr4" draw:text-style-name="P2" draw:layer="layout" svg:width="2.35cm" svg:height="1.586cm" svg:x="8.75cm" svg:y="7.698cm">
            <draw:text-box>
              <text:p text:style-name="P3"><text:span text:style-name="T1">Поступление заявки </text:span></text:p>
            </draw:text-box>
          </draw:frame>
        </draw:g>
        <draw:g draw:style-name="gr1">
          <draw:g>
            <draw:path draw:style-name="gr6" draw:text-style-name="P5" draw:layer="layout" svg:width="1cm" svg:height="1cm" svg:x="9.425cm" svg:y="12.45cm" svg:viewBox="0 0 1001 1001" svg:d="M1001 500c0 88-23 175-67 251s-107 139-183 183-163 67-251 67c-87 0-174-23-250-67s-139-107-183-183-67-163-67-250c0-88 23-175 67-251s107-139 183-183 163-67 250-67c88 0 175 23 251 67s139 107 183 183 67 163 67 250z">
              <text:p/>
            </draw:path>
            <draw:path draw:style-name="gr3" draw:text-style-name="P2" draw:layer="layout" svg:width="1cm" svg:height="1cm" svg:x="9.425cm" svg:y="12.45cm" svg:viewBox="0 0 1001 1001" svg:d="M1001 500c0 88-23 175-67 251s-107 139-183 183-163 67-251 67c-87 0-174-23-250-67s-139-107-183-183-67-163-67-250c0-88 23-175 67-251s107-139 183-183 163-67 250-67c88 0 175 23 251 67s139 107 183 183 67 163 67 250z">
              <text:p/>
            </draw:path>
          </draw:g>
          <draw:frame draw:style-name="gr7" draw:text-style-name="P2" draw:layer="layout" svg:width="1cm" svg:height="1cm" svg:x="9.425cm" svg:y="12.45cm">
            <draw:text-box>
              <text:p text:style-name="P3"><text:span text:style-name="T1">XOR</text:span></text:p>
            </draw:text-box>
          </draw:frame>
        </draw:g>
        <draw:g draw:style-name="gr1">
          <draw:g>
            <draw:polygon draw:style-name="gr2" draw:text-style-name="P1" draw:layer="layout" svg:width="2.35cm" svg:height="1.586cm" svg:x="8.85cm" svg:y="38.9cm" svg:viewBox="0 0 2351 1587" draw:points="244,1587 2107,1587 2351,813 2107,0 244,0 0,813">
              <text:p/>
            </draw:polygon>
            <draw:polygon draw:style-name="gr3" draw:text-style-name="P2" draw:layer="layout" svg:width="2.35cm" svg:height="1.586cm" svg:x="8.85cm" svg:y="38.9cm" svg:viewBox="0 0 2351 1587" draw:points="244,1587 2107,1587 2351,813 2107,0 244,0 0,813">
              <text:p/>
            </draw:polygon>
          </draw:g>
          <draw:frame draw:style-name="gr4" draw:text-style-name="P2" draw:layer="layout" svg:width="2.35cm" svg:height="1.586cm" svg:x="8.85cm" svg:y="38.9cm">
            <draw:text-box>
              <text:p text:style-name="P3"><text:span text:style-name="T1">Завершение бизнес процесса</text:span></text:p>
            </draw:text-box>
          </draw:frame>
        </draw:g>
        <draw:g draw:style-name="gr1">
          <draw:g>
            <draw:polygon draw:style-name="gr2" draw:text-style-name="P1" draw:layer="layout" svg:width="2.35cm" svg:height="1.586cm" svg:x="5.25cm" svg:y="14.5cm" svg:viewBox="0 0 2351 1587" draw:points="244,1587 2107,1587 2351,813 2107,0 244,0 0,813">
              <text:p/>
            </draw:polygon>
            <draw:polygon draw:style-name="gr3" draw:text-style-name="P2" draw:layer="layout" svg:width="2.35cm" svg:height="1.586cm" svg:x="5.25cm" svg:y="14.5cm" svg:viewBox="0 0 2351 1587" draw:points="244,1587 2107,1587 2351,813 2107,0 244,0 0,813">
              <text:p/>
            </draw:polygon>
          </draw:g>
          <draw:frame draw:style-name="gr4" draw:text-style-name="P2" draw:layer="layout" svg:width="2.35cm" svg:height="1.586cm" svg:x="5.25cm" svg:y="14.5cm">
            <draw:text-box>
              <text:p text:style-name="P3"><text:span text:style-name="T1">Заявка принята</text:span></text:p>
            </draw:text-box>
          </draw:frame>
        </draw:g>
        <draw:g draw:style-name="gr1">
          <draw:g>
            <draw:polygon draw:style-name="gr5" draw:text-style-name="P4" draw:layer="layout" svg:width="2.35cm" svg:height="1.586cm" svg:x="12.25cm" svg:y="17.586cm" svg:viewBox="0 0 2351 1587" draw:points="0,1587 2351,1587 2351,0 0,0">
              <text:p/>
            </draw:polygon>
            <draw:polygon draw:style-name="gr3" draw:text-style-name="P2" draw:layer="layout" svg:width="2.35cm" svg:height="1.586cm" svg:x="12.25cm" svg:y="17.586cm" svg:viewBox="0 0 2351 1587" draw:points="0,1587 2351,1587 2351,0 0,0">
              <text:p/>
            </draw:polygon>
          </draw:g>
          <draw:frame draw:style-name="gr4" draw:text-style-name="P2" draw:layer="layout" svg:width="2.35cm" svg:height="1.586cm" svg:x="12.25cm" svg:y="17.586cm">
            <draw:text-box>
              <text:p text:style-name="P3"><text:span text:style-name="T1">Отказ </text:span></text:p>
            </draw:text-box>
          </draw:frame>
        </draw:g>
        <draw:g draw:style-name="gr1">
          <draw:g>
            <draw:polygon draw:style-name="gr5" draw:text-style-name="P4" draw:layer="layout" svg:width="2.35cm" svg:height="1.586cm" svg:x="5.25cm" svg:y="17.586cm" svg:viewBox="0 0 2351 1587" draw:points="0,1587 2351,1587 2351,0 0,0">
              <text:p/>
            </draw:polygon>
            <draw:polygon draw:style-name="gr3" draw:text-style-name="P2" draw:layer="layout" svg:width="2.35cm" svg:height="1.586cm" svg:x="5.25cm" svg:y="17.586cm" svg:viewBox="0 0 2351 1587" draw:points="0,1587 2351,1587 2351,0 0,0">
              <text:p/>
            </draw:polygon>
          </draw:g>
          <draw:frame draw:style-name="gr4" draw:text-style-name="P2" draw:layer="layout" svg:width="2.35cm" svg:height="1.586cm" svg:x="5.25cm" svg:y="17.586cm">
            <draw:text-box>
              <text:p text:style-name="P3"><text:span text:style-name="T1">Выбор услуги</text:span></text:p>
            </draw:text-box>
          </draw:frame>
        </draw:g>
        <draw:g draw:style-name="gr1">
          <draw:g>
            <draw:polygon draw:style-name="gr5" draw:text-style-name="P4" draw:layer="layout" svg:width="2.35cm" svg:height="1.586cm" svg:x="5.25cm" svg:y="29.931cm" svg:viewBox="0 0 2351 1587" draw:points="0,1587 2351,1587 2351,0 0,0">
              <text:p/>
            </draw:polygon>
            <draw:polygon draw:style-name="gr3" draw:text-style-name="P2" draw:layer="layout" svg:width="2.35cm" svg:height="1.586cm" svg:x="5.25cm" svg:y="29.931cm" svg:viewBox="0 0 2351 1587" draw:points="0,1587 2351,1587 2351,0 0,0">
              <text:p/>
            </draw:polygon>
          </draw:g>
          <draw:frame draw:style-name="gr4" draw:text-style-name="P2" draw:layer="layout" svg:width="2.35cm" svg:height="1.586cm" svg:x="5.25cm" svg:y="29.931cm">
            <draw:text-box>
              <text:p text:style-name="P3"><text:span text:style-name="T1">Клиент оплачивает услугу</text:span></text:p>
            </draw:text-box>
          </draw:frame>
        </draw:g>
        <draw:g draw:style-name="gr1">
          <draw:g>
            <draw:polygon draw:style-name="gr5" draw:text-style-name="P4" draw:layer="layout" svg:width="2.35cm" svg:height="1.586cm" svg:x="5.25cm" svg:y="23.759cm" svg:viewBox="0 0 2351 1587" draw:points="0,1587 2351,1587 2351,0 0,0">
              <text:p/>
            </draw:polygon>
            <draw:polygon draw:style-name="gr3" draw:text-style-name="P2" draw:layer="layout" svg:width="2.35cm" svg:height="1.586cm" svg:x="5.25cm" svg:y="23.759cm" svg:viewBox="0 0 2351 1587" draw:points="0,1587 2351,1587 2351,0 0,0">
              <text:p/>
            </draw:polygon>
          </draw:g>
          <draw:frame draw:style-name="gr4" draw:text-style-name="P2" draw:layer="layout" svg:width="2.35cm" svg:height="1.843cm" svg:x="5.25cm" svg:y="23.63cm">
            <draw:text-box>
              <text:p text:style-name="P3"><text:span text:style-name="T1">Подготовка администратором оказания услуги, занесение информации в БД</text:span></text:p>
            </draw:text-box>
          </draw:frame>
        </draw:g>
        <draw:line draw:style-name="gr8" draw:text-style-name="P2" draw:layer="layout" svg:x1="9.925cm" svg:y1="4.116cm" svg:x2="9.925cm" svg:y2="5.113cm">
          <text:p/>
        </draw:line>
        <draw:line draw:style-name="gr8" draw:text-style-name="P2" draw:layer="layout" svg:x1="9.925cm" svg:y1="6.7cm" svg:x2="9.925cm" svg:y2="7.697cm">
          <text:p/>
        </draw:line>
        <draw:line draw:style-name="gr8" draw:text-style-name="P2" draw:layer="layout" svg:x1="9.925cm" svg:y1="9.284cm" svg:x2="9.925cm" svg:y2="10.281cm">
          <text:p/>
        </draw:line>
        <draw:polyline draw:style-name="gr8" draw:text-style-name="P2" draw:layer="layout" svg:width="3cm" svg:height="1.55cm" svg:x="6.425cm" svg:y="12.95cm" svg:viewBox="0 0 3001 1551" draw:points="3001,0 0,0 0,1551">
          <text:p/>
        </draw:polyline>
        <draw:polyline draw:style-name="gr8" draw:text-style-name="P2" draw:layer="layout" svg:width="3cm" svg:height="1.55cm" svg:x="10.425cm" svg:y="12.95cm" svg:viewBox="0 0 3001 1551" draw:points="0,0 3001,0 3001,1551">
          <text:p/>
        </draw:polyline>
        <draw:line draw:style-name="gr8" draw:text-style-name="P2" draw:layer="layout" svg:x1="6.425cm" svg:y1="16.086cm" svg:x2="6.425cm" svg:y2="17.586cm">
          <text:p/>
        </draw:line>
        <draw:line draw:style-name="gr8" draw:text-style-name="P2" draw:layer="layout" svg:x1="6.425cm" svg:y1="19.172cm" svg:x2="6.425cm" svg:y2="20.672cm">
          <text:p/>
        </draw:line>
        <draw:line draw:style-name="gr8" draw:text-style-name="P2" draw:layer="layout" svg:x1="6.425cm" svg:y1="25.345cm" svg:x2="6.425cm" svg:y2="26.845cm">
          <text:p/>
        </draw:line>
        <draw:line draw:style-name="gr8" draw:text-style-name="P2" draw:layer="layout" svg:x1="6.425cm" svg:y1="31.518cm" svg:x2="6.425cm" svg:y2="33.018cm">
          <text:p/>
        </draw:line>
        <draw:polyline draw:style-name="gr8" draw:text-style-name="P2" draw:layer="layout" svg:width="2.225cm" svg:height="20.521cm" svg:x="11.2cm" svg:y="19.172cm" svg:viewBox="0 0 2226 20522" draw:points="2226,0 2226,20522 0,20522">
          <text:p/>
        </draw:polyline>
        <draw:g draw:style-name="gr1">
          <draw:g>
            <draw:polygon draw:style-name="gr2" draw:text-style-name="P1" draw:layer="layout" svg:width="2.35cm" svg:height="1.586cm" svg:x="5.25cm" svg:y="20.673cm" svg:viewBox="0 0 2351 1587" draw:points="244,1587 2107,1587 2351,813 2107,0 244,0 0,813">
              <text:p/>
            </draw:polygon>
            <draw:polygon draw:style-name="gr3" draw:text-style-name="P2" draw:layer="layout" svg:width="2.35cm" svg:height="1.586cm" svg:x="5.25cm" svg:y="20.673cm" svg:viewBox="0 0 2351 1587" draw:points="244,1587 2107,1587 2351,813 2107,0 244,0 0,813">
              <text:p/>
            </draw:polygon>
          </draw:g>
          <draw:frame draw:style-name="gr4" draw:text-style-name="P2" draw:layer="layout" svg:width="2.35cm" svg:height="1.586cm" svg:x="5.25cm" svg:y="20.673cm">
            <draw:text-box>
              <text:p text:style-name="P3"><text:span text:style-name="T1">Оформление услуги</text:span></text:p>
            </draw:text-box>
          </draw:frame>
        </draw:g>
        <draw:line draw:style-name="gr8" draw:text-style-name="P2" draw:layer="layout" svg:x1="6.425cm" svg:y1="22.259cm" svg:x2="6.425cm" svg:y2="23.759cm">
          <text:p/>
        </draw:line>
        <draw:g draw:style-name="gr1">
          <draw:g>
            <draw:polygon draw:style-name="gr2" draw:text-style-name="P1" draw:layer="layout" svg:width="2.35cm" svg:height="1.586cm" svg:x="5.25cm" svg:y="26.845cm" svg:viewBox="0 0 2351 1587" draw:points="244,1587 2107,1587 2351,813 2107,0 244,0 0,813">
              <text:p/>
            </draw:polygon>
            <draw:polygon draw:style-name="gr3" draw:text-style-name="P2" draw:layer="layout" svg:width="2.35cm" svg:height="1.586cm" svg:x="5.25cm" svg:y="26.845cm" svg:viewBox="0 0 2351 1587" draw:points="244,1587 2107,1587 2351,813 2107,0 244,0 0,813">
              <text:p/>
            </draw:polygon>
          </draw:g>
          <draw:frame draw:style-name="gr4" draw:text-style-name="P2" draw:layer="layout" svg:width="2.35cm" svg:height="1.586cm" svg:x="5.25cm" svg:y="26.845cm">
            <draw:text-box>
              <text:p text:style-name="P3"><text:span text:style-name="T1">Информация занесена в БД</text:span></text:p>
            </draw:text-box>
          </draw:frame>
        </draw:g>
        <draw:line draw:style-name="gr8" draw:text-style-name="P2" draw:layer="layout" svg:x1="6.425cm" svg:y1="28.431cm" svg:x2="6.425cm" svg:y2="29.931cm">
          <text:p/>
        </draw:line>
        <draw:g draw:style-name="gr1">
          <draw:g>
            <draw:polygon draw:style-name="gr2" draw:text-style-name="P1" draw:layer="layout" svg:width="2.35cm" svg:height="1.586cm" svg:x="5.25cm" svg:y="33.017cm" svg:viewBox="0 0 2351 1587" draw:points="244,1587 2107,1587 2351,813 2107,0 244,0 0,813">
              <text:p/>
            </draw:polygon>
            <draw:polygon draw:style-name="gr3" draw:text-style-name="P2" draw:layer="layout" svg:width="2.35cm" svg:height="1.586cm" svg:x="5.25cm" svg:y="33.017cm" svg:viewBox="0 0 2351 1587" draw:points="244,1587 2107,1587 2351,813 2107,0 244,0 0,813">
              <text:p/>
            </draw:polygon>
          </draw:g>
          <draw:frame draw:style-name="gr4" draw:text-style-name="P2" draw:layer="layout" svg:width="2.35cm" svg:height="1.586cm" svg:x="5.25cm" svg:y="33.017cm">
            <draw:text-box>
              <text:p text:style-name="P3"><text:span text:style-name="T1">Оплата проведена</text:span></text:p>
            </draw:text-box>
          </draw:frame>
        </draw:g>
        <draw:polyline draw:style-name="gr8" draw:text-style-name="P2" draw:layer="layout" svg:width="0.012cm" svg:height="1.893cm" svg:x="6.412cm" svg:y="34.604cm" svg:viewBox="0 0 13 1894" draw:points="13,0 13,750 0,750 0,1894">
          <text:p/>
        </draw:polyline>
        <draw:g draw:style-name="gr1">
          <draw:g>
            <draw:polygon draw:style-name="gr2" draw:text-style-name="P1" draw:layer="layout" svg:width="2.35cm" svg:height="1.586cm" svg:x="12.25cm" svg:y="14.5cm" svg:viewBox="0 0 2351 1587" draw:points="244,1587 2107,1587 2351,813 2107,0 244,0 0,813">
              <text:p/>
            </draw:polygon>
            <draw:polygon draw:style-name="gr3" draw:text-style-name="P2" draw:layer="layout" svg:width="2.35cm" svg:height="1.586cm" svg:x="12.25cm" svg:y="14.5cm" svg:viewBox="0 0 2351 1587" draw:points="244,1587 2107,1587 2351,813 2107,0 244,0 0,813">
              <text:p/>
            </draw:polygon>
          </draw:g>
          <draw:frame draw:style-name="gr4" draw:text-style-name="P2" draw:layer="layout" svg:width="2.35cm" svg:height="1.586cm" svg:x="12.25cm" svg:y="14.5cm">
            <draw:text-box>
              <text:p text:style-name="P3"><text:span text:style-name="T1">Заявка отклонена</text:span></text:p>
            </draw:text-box>
          </draw:frame>
        </draw:g>
        <draw:line draw:style-name="gr8" draw:text-style-name="P2" draw:layer="layout" svg:x1="13.425cm" svg:y1="16.086cm" svg:x2="13.425cm" svg:y2="17.586cm">
          <text:p/>
        </draw:line>
        <draw:g draw:style-name="gr1">
          <draw:g>
            <draw:polygon draw:style-name="gr5" draw:text-style-name="P4" draw:layer="layout" svg:width="2.35cm" svg:height="1.586cm" svg:x="8.75cm" svg:y="10.282cm" svg:viewBox="0 0 2351 1587" draw:points="0,1587 2351,1587 2351,0 0,0">
              <text:p/>
            </draw:polygon>
            <draw:polygon draw:style-name="gr3" draw:text-style-name="P2" draw:layer="layout" svg:width="2.35cm" svg:height="1.586cm" svg:x="8.75cm" svg:y="10.282cm" svg:viewBox="0 0 2351 1587" draw:points="0,1587 2351,1587 2351,0 0,0">
              <text:p/>
            </draw:polygon>
          </draw:g>
          <draw:frame draw:style-name="gr4" draw:text-style-name="P2" draw:layer="layout" svg:width="2.35cm" svg:height="1.586cm" svg:x="8.75cm" svg:y="10.282cm">
            <draw:text-box>
              <text:p text:style-name="P3"><text:span text:style-name="T1">Рассмотрение заявки администратором</text:span></text:p>
            </draw:text-box>
          </draw:frame>
        </draw:g>
        <draw:line draw:style-name="gr8" draw:text-style-name="P2" draw:layer="layout" svg:x1="9.925cm" svg:y1="11.868cm" svg:x2="9.925cm" svg:y2="12.449cm">
          <text:p/>
        </draw:line>
        <draw:polyline draw:style-name="gr8" draw:text-style-name="P2" draw:layer="layout" svg:width="2.437cm" svg:height="1.593cm" svg:x="6.412cm" svg:y="38.1cm" svg:viewBox="0 0 2438 1594" draw:points="0,0 0,1594 2438,1594">
          <text:p/>
        </draw:polyline>
        <draw:g draw:style-name="gr1">
          <draw:g>
            <draw:polygon draw:style-name="gr5" draw:text-style-name="P4" draw:layer="layout" svg:width="2.375cm" svg:height="1.603cm" svg:x="5.225cm" svg:y="36.497cm" svg:viewBox="0 0 2376 1604" draw:points="0,1604 2376,1604 2376,0 0,0">
              <text:p/>
            </draw:polygon>
            <draw:polygon draw:style-name="gr3" draw:text-style-name="P2" draw:layer="layout" svg:width="2.375cm" svg:height="1.603cm" svg:x="5.225cm" svg:y="36.497cm" svg:viewBox="0 0 2376 1604" draw:points="0,1604 2376,1604 2376,0 0,0">
              <text:p/>
            </draw:polygon>
          </draw:g>
          <draw:frame draw:style-name="gr9" draw:text-style-name="P2" draw:layer="layout" svg:width="2.375cm" svg:height="1.603cm" svg:x="5.225cm" svg:y="36.497cm">
            <draw:text-box>
              <text:p text:style-name="P3"><text:span text:style-name="T1">Происходит успешная сделка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58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06T20:23:51.180000000</dc:date>
    <dc:language>ru-RU</dc:language>
    <meta:creation-date>2024-02-16T10:11:09Z</meta:creation-date>
    <meta:initial-creator>failed emil</meta:initial-creator>
    <meta:generator>LibreOffice/7.5.1.2$Windows_X86_64 LibreOffice_project/fcbaee479e84c6cd81291587d2ee68cba099e129</meta:generator>
    <meta:editing-duration>PT1M38S</meta:editing-duration>
    <meta:editing-cycles>1</meta:editing-cycles>
    <meta:document-statistic meta:object-count="96"/>
    <meta:template xlink:type="simple" xlink:actuate="onRequest" xlink:title="EPC_M.vstx" xlink:href=""/>
  </office:meta>
</office:document-meta>
</file>